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fo:language="en" fo:country="US" officeooo:rsid="001192d4" officeooo:paragraph-rsid="001192d4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3pt" fo:language="en" fo:country="US" style:font-size-asian="13pt" style:font-size-complex="13pt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3pt" fo:language="en" fo:country="US" officeooo:paragraph-rsid="000fa501" style:font-size-asian="13pt" style:font-size-complex="13pt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3pt" fo:language="en" fo:country="US" officeooo:paragraph-rsid="000fcbf6" style:font-size-asian="13pt" style:font-size-complex="13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3pt" style:font-size-asian="13pt" style:font-size-complex="13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3pt" officeooo:paragraph-rsid="000fa501" style:font-size-asian="13pt" style:font-size-complex="13pt" loext:padding="0cm" loext:border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officeooo:rsid="000fa50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cbf6" style:font-weight-asian="bold" style:font-weight-complex="bold"/>
    </style:style>
    <style:style style:name="T6" style:family="text">
      <style:text-properties officeooo:rsid="000fa50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a501" style:font-weight-asian="normal" style:font-weight-complex="normal"/>
    </style:style>
    <style:style style:name="T9" style:family="text">
      <style:text-properties fo:font-weight="normal" officeooo:rsid="000fcbf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BMD ASSESSMENT TEMPLATE </text:p>
      <text:p text:style-name="P2"/>
      <text:p text:style-name="P2">Remove the organs you don’t need, Change the scores to what’s in your report in <text:span text:style-name="T4">bold </text:span><text:span text:style-name="T7">and screenshot the assessment section for use in Bone Health Tracker.</text:span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BMD of AP Spine L1-L4 <text:s/>is <text:span text:style-name="T4">0.823</text:span><text:span text:style-name="T7"> </text:span><text:span text:style-name="T8">gm/cm2</text:span> with a T-score of <text:span text:style-name="T4">-3.0</text:span> and <text:span text:style-name="T6">with </text:span>a Z-score of <text:span text:style-name="T4">-2.5</text:span></text:p>
      <text:p text:style-name="P6"/>
      <text:p text:style-name="P4">BMD of Femur Neck Left is <text:span text:style-name="T4">0.861</text:span> <text:span text:style-name="T8">gm/cm2 </text:span>with a T-score of <text:span text:style-name="T4">-1.3</text:span> and <text:span text:style-name="T6">with </text:span>a Z-score of <text:span text:style-name="T4">0.8</text:span></text:p>
      <text:p text:style-name="P6"/>
      <text:p text:style-name="P4">BMD of Femur Neck Right is <text:span text:style-name="T4">0.811</text:span> <text:span text:style-name="T8">gm/cm2 </text:span>with a T-score of <text:span text:style-name="T4">-1.6</text:span> and <text:span text:style-name="T6">with</text:span> a Z-score of <text:span text:style-name="T4">-1.2</text:span></text:p>
      <text:p text:style-name="P4"><text:span text:style-name="T4"/></text:p>
      <text:p text:style-name="P5"><text:span text:style-name="T7">BMD of </text:span><text:span text:style-name="T9">Hip</text:span><text:span text:style-name="T7"> Left is</text:span><text:span text:style-name="T4"> 0.</text:span><text:span text:style-name="T5">933</text:span><text:span text:style-name="T4"> </text:span><text:span text:style-name="T8">gm/cm2 </text:span><text:span text:style-name="T7">with a T-score of </text:span><text:span text:style-name="T4">-1.</text:span><text:span text:style-name="T5">2</text:span><text:span text:style-name="T7"> and </text:span><text:span text:style-name="T8">with </text:span><text:span text:style-name="T7">a Z-score of </text:span><text:span text:style-name="T4">0.</text:span><text:span text:style-name="T5">0</text:span></text:p>
      <text:p text:style-name="P5"><text:span text:style-name="T9"/></text:p>
      <text:p text:style-name="P5"><text:span text:style-name="T9">BMD of Hip Right is</text:span><text:span text:style-name="T5"> 0.905 </text:span><text:span text:style-name="T8">gm/cm2 </text:span><text:span text:style-name="T9">with a T-score of </text:span><text:span text:style-name="T5">-1.4</text:span><text:span text:style-name="T9"> and </text:span><text:span text:style-name="T8">with </text:span><text:span text:style-name="T9">a Z-score of </text:span><text:span text:style-name="T5">-0.1</text:span></text:p>
      <text:p text:style-name="P6"/>
      <text:p text:style-name="P4">BMD of Femur Left is <text:span text:style-name="T4">0.744</text:span> <text:span text:style-name="T8">gm/cm2 </text:span>with a T-score of <text:span text:style-name="T4">-2.1</text:span> and <text:span text:style-name="T6">with </text:span>a Z-score of <text:span text:style-name="T4">-1.7</text:span></text:p>
      <text:p text:style-name="P6"/>
      <text:p text:style-name="P4">BMD of Femur Right is <text:span text:style-name="T4">0.775</text:span> <text:span text:style-name="T8">gm/cm2 </text:span>with a T-score of <text:span text:style-name="T4">-1.8</text:span> and <text:span text:style-name="T6">with</text:span> a Z-score of <text:span text:style-name="T4">-1.4</text:span></text:p>
      <text:p text:style-name="P6"/>
      <text:p text:style-name="P7"><text:span text:style-name="T1">BMD of Forearm is </text:span><text:span text:style-name="T2">0.947</text:span><text:span text:style-name="T1"> </text:span><text:span text:style-name="T3">gm/cm2 </text:span><text:span text:style-name="T1">with a T-score of </text:span><text:span text:style-name="T2">-1.3</text:span><text:span text:style-name="T1"> and Z-score of </text:span><text:span text:style-name="T2">0.0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3:27:31.281072983</meta:creation-date>
    <dc:date>2022-10-17T18:55:20.454644983</dc:date>
    <meta:editing-duration>PT5H27M48S</meta:editing-duration>
    <meta:editing-cycles>5</meta:editing-cycles>
    <meta:generator>LibreOffice/7.4.1.2$Linux_X86_64 LibreOffice_project/40$Build-2</meta:generator>
    <meta:document-statistic meta:table-count="0" meta:image-count="0" meta:object-count="0" meta:page-count="1" meta:paragraph-count="10" meta:word-count="174" meta:character-count="843" meta:non-whitespace-character-count="677"/>
  </office:meta>
</office:document-meta>
</file>